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line-height="115%"/>
      <style:text-properties style:font-name="Ubuntu Mono"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re</text:p>
      <text:p text:style-name="P1"/>
      <text:p text:style-name="P1"/>
      <text:p text:style-name="P1">class Height:</text:p>
      <text:p text:style-name="P1"><text:s text:c="4"/>def __init__(self, feet, inches):</text:p>
      <text:p text:style-name="P1"><text:s text:c="8"/>self.totalInches = int(feet * 12 + inches)</text:p>
      <text:p text:style-name="P1"><text:s text:c="8"/>self.feet = self.totalInches // 12</text:p>
      <text:p text:style-name="P1"><text:s text:c="8"/>self.inches = self.totalInches % 12</text:p>
      <text:p text:style-name="P1"/>
      <text:p text:style-name="P1"><text:s text:c="4"/>def __str__(self):</text:p>
      <text:p text:style-name="P1"><text:s text:c="8"/>return f"{self.feet}'{self.inches:02}\""</text:p>
      <text:p text:style-name="P1"/>
      <text:p text:style-name="P1"><text:s text:c="4"/>def __eq__(self, other):</text:p>
      <text:p text:style-name="P1"><text:s text:c="8"/>return self.totalInches == other.totalInches</text:p>
      <text:p text:style-name="P1"/>
      <text:p text:style-name="P1"><text:s text:c="4"/>def __le__(self, other):</text:p>
      <text:p text:style-name="P1"><text:s text:c="8"/>return self.totalInches &lt;= other.totalInches</text:p>
      <text:p text:style-name="P1"/>
      <text:p text:style-name="P1"><text:s text:c="4"/>def __lt__(self, other):</text:p>
      <text:p text:style-name="P1"><text:s text:c="8"/>return self.totalInches &lt; other.totalInches</text:p>
      <text:p text:style-name="P1"/>
      <text:p text:style-name="P1"><text:s text:c="4"/>def __ge__(self, other):</text:p>
      <text:p text:style-name="P1"><text:s text:c="8"/>return self.totalInches &gt;= other.totalInches</text:p>
      <text:p text:style-name="P1"/>
      <text:p text:style-name="P1"><text:s text:c="4"/>def __gt__(self, other):</text:p>
      <text:p text:style-name="P1"><text:s text:c="8"/>return self.totalInches &gt; other.totalInches</text:p>
      <text:p text:style-name="P1"/>
      <text:p text:style-name="P1"><text:s text:c="4"/>def __add__(self, other):</text:p>
      <text:p text:style-name="P1"><text:s text:c="8"/>return Height(0, self.totalInches + other.totalInches)</text:p>
      <text:p text:style-name="P1"/>
      <text:p text:style-name="P1"><text:s text:c="4"/>def __sub__(self, other):</text:p>
      <text:p text:style-name="P1"><text:s text:c="8"/>return Height(0, self.totalInches - other.totalInches)</text:p>
      <text:p text:style-name="P1"/>
      <text:p text:style-name="P1"><text:s text:c="4"/>def __mul__(self, n):</text:p>
      <text:p text:style-name="P1"><text:s text:c="8"/>return Height(0, self.totalInches * n)</text:p>
      <text:p text:style-name="P1"/>
      <text:p text:style-name="P1"><text:s text:c="4"/>def __truediv__(self, n):</text:p>
      <text:p text:style-name="P1"><text:s text:c="8"/>return Height(0, self.totalInches / n)</text:p>
      <text:p text:style-name="P1"/>
      <text:p text:style-name="P1"><text:s text:c="4"/>@staticmethod</text:p>
      <text:p text:style-name="P1"><text:s text:c="4"/>def fromStr(heightStr):</text:p>
      <text:p text:style-name="P1"><text:s text:c="8"/>pattern = r"(\d+)'(\d+)\""</text:p>
      <text:p text:style-name="P1"><text:s text:c="8"/>match = re.match(pattern, heightStr)</text:p>
      <text:p text:style-name="P1"><text:s text:c="8"/>feet = int(match.group(1))</text:p>
      <text:p text:style-name="P1"><text:s text:c="8"/>inches = int(match.group(2))</text:p>
      <text:p text:style-name="P1"><text:s text:c="8"/>return Height(feet, inche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3:28:09.934789491</meta:creation-date>
    <dc:date>2025-11-04T13:04:06.785058599</dc:date>
    <meta:editing-duration>PT4M</meta:editing-duration>
    <meta:editing-cycles>5</meta:editing-cycles>
    <meta:generator>LibreOffice/24.8.3.2$Linux_X86_64 LibreOffice_project/480$Build-2</meta:generator>
    <meta:document-statistic meta:table-count="0" meta:image-count="0" meta:object-count="0" meta:page-count="1" meta:paragraph-count="33" meta:word-count="115" meta:character-count="1217" meta:non-whitespace-character-count="939"/>
  </office:meta>
</office:document-meta>
</file>